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10000006C2E412486646EC8C3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Verdana" fo:language="none" fo:country="none" style:language-asian="none" style:country-asian="none" style:font-name-complex="Verdana"/>
    </style:style>
    <style:style style:name="P2" style:family="paragraph" style:parent-style-name="Header">
      <style:paragraph-properties fo:text-align="center" style:justify-single-word="false"/>
      <style:text-properties style:font-name="Verdana" fo:font-size="13pt" fo:font-weight="bold" style:font-size-asian="13pt" style:font-weight-asian="bold" style:font-name-complex="Verdana" style:font-size-complex="13pt"/>
    </style:style>
    <style:style style:name="P3" style:family="paragraph" style:parent-style-name="Header">
      <style:paragraph-properties fo:text-align="end" style:justify-single-word="false" style:snap-to-layout-grid="false"/>
      <style:text-properties style:font-name="Verdana" fo:font-size="13pt" fo:font-weight="bold" style:font-size-asian="13pt" style:font-weight-asian="bold" style:font-name-complex="Verdana" style:font-size-complex="13pt"/>
    </style:style>
    <style:style style:name="P4" style:family="paragraph" style:parent-style-name="Header">
      <style:paragraph-properties style:snap-to-layout-grid="false"/>
      <style:text-properties style:font-name="Verdana" fo:font-weight="bold" style:font-weight-asian="bold" style:font-name-complex="Verdana" style:font-size-complex="11pt"/>
    </style:style>
    <style:style style:name="P5" style:family="paragraph" style:parent-style-name="Header">
      <style:paragraph-properties fo:text-align="center" style:justify-single-word="false"/>
      <style:text-properties style:font-name="Verdana" fo:font-size="11pt" fo:font-weight="bold" style:font-size-asian="11pt" style:font-weight-asian="bold" style:font-name-complex="Verdana" style:font-size-complex="11pt"/>
    </style:style>
    <style:style style:name="P6" style:family="paragraph" style:parent-style-name="Header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Standard_20__28_user_29_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1.5pt solid #000000" style:shadow="none" style:writing-mode="lr-tb"/>
      <style:text-properties style:font-name="Verdana" fo:font-size="10pt" fo:font-weight="bold" style:font-size-asian="10pt" style:font-weight-asian="bold" style:font-name-complex="Verdana" style:font-size-complex="10pt"/>
    </style:style>
    <style:style style:name="P9" style:family="paragraph" style:parent-style-name="Standard_20__28_user_29_">
      <style:paragraph-properties fo:line-height="150%" fo:text-align="start" style:justify-single-word="false" style:writing-mode="lr-tb"/>
    </style:style>
    <style:style style:name="P10" style:family="paragraph" style:parent-style-name="Standard_20__28_user_29_">
      <style:paragraph-properties fo:line-height="150%" fo:text-align="justify" style:justify-single-word="false" style:writing-mode="lr-tb"/>
    </style:style>
    <style:style style:name="P11" style:family="paragraph" style:parent-style-name="Standard_20__28_user_29_">
      <style:paragraph-properties fo:line-height="150%" fo:text-align="start" style:justify-single-word="false" style:writing-mode="lr-tb"/>
      <style:text-properties style:font-name="Verdana" fo:font-size="10pt" fo:font-weight="bold" style:font-size-asian="10pt" style:font-weight-asian="bold" style:font-name-complex="Verdana" style:font-size-complex="10pt"/>
    </style:style>
    <style:style style:name="P12" style:family="paragraph" style:parent-style-name="Standard_20__28_user_29_">
      <style:paragraph-properties fo:line-height="150%" fo:text-align="justify" style:justify-single-word="false" style:writing-mode="lr-tb"/>
      <style:text-properties style:font-name="Verdana" fo:font-size="10pt" fo:font-weight="bold" style:font-size-asian="10pt" style:font-weight-asian="bold" style:font-name-complex="Verdana" style:font-size-complex="10pt"/>
    </style:style>
    <style:style style:name="P13" style:family="paragraph" style:parent-style-name="Standard_20__28_user_29_">
      <style:paragraph-properties fo:line-height="150%" fo:text-align="justify" style:justify-single-word="false" style:writing-mode="lr-tb"/>
      <style:text-properties style:font-name="Verdana" fo:font-size="10pt" style:font-size-asian="10pt" style:font-name-complex="Verdana" style:font-size-complex="10pt"/>
    </style:style>
    <style:style style:name="P14" style:family="paragraph" style:parent-style-name="Standard_20__28_user_29_">
      <style:paragraph-properties fo:line-height="150%" fo:text-align="justify" style:justify-single-word="false" style:writing-mode="lr-tb"/>
      <style:text-properties fo:color="#c9211e" loext:opacity="100%" style:font-name="Verdana" fo:font-size="10pt" fo:font-weight="bold" style:font-size-asian="10pt" style:font-weight-asian="bold" style:font-name-complex="Verdana" style:font-size-complex="10pt"/>
    </style:style>
    <style:style style:name="P15" style:family="paragraph" style:parent-style-name="Standard_20__28_user_29_">
      <style:paragraph-properties fo:margin-left="1.244cm" fo:margin-right="0cm" fo:line-height="150%" fo:text-align="justify" style:justify-single-word="false" fo:text-indent="0cm" style:auto-text-indent="false" style:writing-mode="lr-tb"/>
    </style:style>
    <style:style style:name="P16" style:family="paragraph" style:parent-style-name="Standard_20__28_user_29_">
      <style:paragraph-properties fo:margin-left="1.249cm" fo:margin-right="0cm" fo:line-height="150%" fo:text-align="justify" style:justify-single-word="false" fo:text-indent="0cm" style:auto-text-indent="false" style:writing-mode="lr-tb"/>
      <style:text-properties style:font-name="Verdana" fo:font-size="10pt" style:font-size-asian="10pt" style:font-name-complex="Verdana" style:font-size-complex="10pt"/>
    </style:style>
    <style:style style:name="P17" style:family="paragraph" style:parent-style-name="Standard" style:master-page-name="Standard">
      <style:paragraph-properties fo:text-align="start" style:justify-single-word="false" style:page-number="auto"/>
      <style:text-properties style:font-name="Verdana" fo:language="none" fo:country="none" style:language-asian="none" style:country-asian="none" style:font-name-complex="Verdana" style:language-complex="ar" style:country-complex="SA"/>
    </style:style>
    <style:style style:name="P18" style:family="paragraph" style:parent-style-name="Standard_20__28_user_29_" style:list-style-name="WW8Num5">
      <style:paragraph-properties fo:line-height="150%" fo:text-align="justify" style:justify-single-word="false" style:writing-mode="lr-tb"/>
      <style:text-properties style:font-name="Verdana" fo:font-size="10pt" style:font-size-asian="10pt" style:font-name-complex="Verdana" style:font-size-complex="10pt"/>
    </style:style>
    <style:style style:name="P19" style:family="paragraph" style:parent-style-name="Standard_20__28_user_29_" style:list-style-name="WW8Num4">
      <style:paragraph-properties fo:line-height="150%" fo:text-align="justify" style:justify-single-word="false" style:writing-mode="lr-tb"/>
      <style:text-properties style:font-name="Verdana" fo:font-size="10pt" style:font-size-asian="10pt" style:font-name-complex="Verdana" style:font-size-complex="10pt"/>
    </style:style>
    <style:style style:name="P20" style:family="paragraph" style:parent-style-name="Standard_20__28_user_29_" style:list-style-name="WW8Num3">
      <style:paragraph-properties fo:line-height="150%" fo:text-align="justify" style:justify-single-word="false" style:writing-mode="lr-tb"/>
      <style:text-properties style:font-name="Verdana" fo:font-size="10pt" fo:background-color="#ffff00" style:font-size-asian="10pt" style:font-name-complex="Verdana" style:font-size-complex="10pt"/>
    </style:style>
    <style:style style:name="P21" style:family="paragraph" style:parent-style-name="Standard_20__28_user_29_" style:list-style-name="WW8Num2">
      <style:paragraph-properties fo:line-height="150%" fo:text-align="justify" style:justify-single-word="false" style:writing-mode="lr-tb"/>
      <style:text-properties style:font-name="Verdana" fo:font-size="10pt" fo:background-color="#ffff00" style:font-size-asian="10pt" style:font-name-complex="Verdana" style:font-size-complex="10pt"/>
    </style:style>
    <style:style style:name="T1" style:family="text">
      <style:text-properties style:font-name="Verdana" fo:font-size="10pt" style:font-size-asian="10pt" style:font-name-complex="Verdana" style:font-size-complex="10pt"/>
    </style:style>
    <style:style style:name="T2" style:family="text">
      <style:text-properties style:font-name="Verdana" fo:font-size="10pt" officeooo:rsid="000c2f8b" style:font-size-asian="10pt" style:font-name-complex="Verdana" style:font-size-complex="10pt"/>
    </style:style>
    <style:style style:name="T3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4" style:family="text">
      <style:text-properties style:font-name="Verdana" fo:font-size="10pt" fo:font-weight="bold" style:font-size-asian="10pt" style:font-weight-asian="bold" style:font-name-complex="Verdana" style:font-size-complex="10pt" style:font-weight-complex="bold"/>
    </style:style>
    <style:style style:name="T5" style:family="text">
      <style:text-properties style:font-name="Verdana" fo:font-size="10pt" fo:font-weight="bold" fo:background-color="#ffff00" loext:char-shading-value="0" style:font-size-asian="10pt" style:font-weight-asian="bold" style:font-name-complex="Verdana" style:font-size-complex="10pt"/>
    </style:style>
    <style:style style:name="T6" style:family="text">
      <style:text-properties style:font-name="Verdana" fo:font-size="10pt" fo:font-weight="bold" fo:background-color="#ffff00" loext:char-shading-value="0" style:font-size-asian="10pt" style:font-weight-asian="bold" style:font-name-complex="Verdana" style:font-size-complex="10pt" style:font-weight-complex="bold"/>
    </style:style>
    <style:style style:name="T7" style:family="text">
      <style:text-properties style:font-name="Verdana" fo:font-size="10pt" fo:font-weight="bold" fo:background-color="#ffff00" loext:char-shading-value="0" style:font-size-asian="10pt" style:font-weight-asian="bold" style:font-name-complex="Verdana" style:font-size-complex="10pt"/>
    </style:style>
    <style:style style:name="T8" style:family="text">
      <style:text-properties style:font-name="Verdana" fo:font-size="10pt" fo:font-weight="bold" fo:background-color="transparent" loext:char-shading-value="0" style:font-size-asian="10pt" style:font-weight-asian="bold" style:font-name-complex="Verdana" style:font-size-complex="10pt"/>
    </style:style>
    <style:style style:name="T9" style:family="text">
      <style:text-properties style:font-name="Verdana" fo:font-size="10pt" fo:background-color="#ffff00" loext:char-shading-value="0" style:font-size-asian="10pt" style:font-name-complex="Verdana" style:font-size-complex="10pt"/>
    </style:style>
    <style:style style:name="T10" style:family="text">
      <style:text-properties style:font-name="Verdana" fo:font-size="10pt" fo:background-color="#ffff00" loext:char-shading-value="0" style:font-size-asian="10pt" style:font-name-complex="Verdana" style:font-size-complex="10pt"/>
    </style:style>
    <style:style style:name="T11" style:family="text">
      <style:text-properties style:font-name="Verdana" fo:font-size="10pt" fo:background-color="transparent" loext:char-shading-value="0" style:font-size-asian="10pt" style:font-name-complex="Verdana" style:font-size-complex="10pt"/>
    </style:style>
    <style:style style:name="T12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name-complex="Verdana" style:font-size-complex="10pt" style:font-weight-complex="bold"/>
    </style:style>
    <style:style style:name="T13" style:family="text">
      <style:text-properties style:font-name="Verdana" fo:font-size="10pt" style:text-underline-style="solid" style:text-underline-width="auto" style:text-underline-color="font-color" fo:font-weight="bold" fo:background-color="#ffff00" loext:char-shading-value="0" style:font-size-asian="10pt" style:font-weight-asian="bold" style:font-name-complex="Verdana" style:font-size-complex="10pt" style:font-weight-complex="bold"/>
    </style:style>
    <style:style style:name="T14" style:family="text">
      <style:text-properties style:font-name="Verdana" fo:font-size="10pt" style:text-underline-style="solid" style:text-underline-width="auto" style:text-underline-color="font-color" fo:font-weight="bold" fo:background-color="#ffff00" loext:char-shading-value="0" style:font-size-asian="10pt" style:font-weight-asian="bold" style:font-name-complex="Verdana" style:font-size-complex="10pt" style:font-weight-complex="bold"/>
    </style:style>
    <style:style style:name="T15" style:family="text">
      <style:text-properties style:font-name="Verdana" fo:font-size="9pt" style:font-size-asian="9pt" style:font-name-complex="Verdana" style:font-size-complex="9pt"/>
    </style:style>
    <style:style style:name="T16" style:family="text">
      <style:text-properties fo:color="#c9211e" loext:opacity="100%" style:font-name="Verdana" fo:font-size="10pt" style:font-size-asian="10pt" style:font-name-complex="Verdana" style:font-size-complex="10pt"/>
    </style:style>
    <style:style style:name="T17" style:family="text">
      <style:text-properties fo:color="#c9211e" loext:opacity="100%" style:font-name="Verdana" fo:font-size="10pt" style:text-underline-style="solid" style:text-underline-width="auto" style:text-underline-color="font-color" fo:font-weight="bold" fo:background-color="#ffff00" loext:char-shading-value="0" style:font-size-asian="10pt" style:font-weight-asian="bold" style:font-name-complex="Verdana" style:font-size-complex="10pt" style:font-weight-complex="bold"/>
    </style:style>
    <style:style style:name="T18" style:family="text">
      <style:text-properties fo:color="#c9211e" loext:opacity="100%" style:font-name="Verdana" fo:font-size="10pt" style:text-underline-style="solid" style:text-underline-width="auto" style:text-underline-color="font-color" fo:font-weight="bold" fo:background-color="#ffff00" loext:char-shading-value="0" style:font-size-asian="10pt" style:font-weight-asian="bold" style:font-name-complex="Verdana" style:font-size-complex="10pt" style:font-weight-complex="bold"/>
    </style:style>
    <style:style style:name="T19" style:family="text">
      <style:text-properties fo:color="#c9211e" loext:opacity="100%" style:font-name="Verdana" fo:font-size="10pt" style:text-underline-style="solid" style:text-underline-width="auto" style:text-underline-color="font-color" fo:font-weight="bold" style:font-size-asian="10pt" style:font-weight-asian="bold" style:font-name-complex="Verdana" style:font-size-complex="10pt" style:font-weight-complex="bold"/>
    </style:style>
    <style:style style:name="T20" style:family="text">
      <style:text-properties fo:color="#000000" loext:opacity="100%" style:font-name="Verdana" fo:font-size="10pt" fo:font-weight="bold" style:font-size-asian="10pt" style:font-weight-asian="bold" style:font-name-complex="Verdana" style:font-size-complex="10pt"/>
    </style:style>
    <style:style style:name="T21" style:family="text">
      <style:text-properties fo:color="#000000" loext:opacity="100%" style:font-name="Verdana" fo:font-size="10pt" style:font-size-asian="10pt" style:font-name-complex="Verdana" style:font-size-complex="10pt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0.3cm, -0.002cm, 0.268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1">CAPÍTULO I – Da natureza e das finalidades</text:p>
      <text:p text:style-name="P10"><text:span text:style-name="T3">Artigo 1° - </text:span><text:span text:style-name="T1">A comissão de Ética de Enfermagem (CEEn) do Hospital SOS Cárdio foi criada por decisão da Assembleia Geral da Categoria, realizada em 12/06/2013, atendendo a determinação da decisão do COREN/SC nº 002/2006, aprovada pela Pl</text:span><text:span text:style-name="T2">e</text:span><text:span text:style-name="T1">nária do Conselho Regional de Enfermagem de Sana Catarina (COREN/SC), em sua 417° Reunião Ordinária, de 25 de janeiro de 2006 e homologada através de decisão do COFEN 014, de 21 de fevereiro de 2006.</text:span></text:p>
      <text:p text:style-name="P9"><text:span text:style-name="T3">Artigo 2° - </text:span><text:span text:style-name="T1">A CEEn é um órgão representativo do COREN/SC nas questões éticas dos profissionais da Enfermagem.</text:span></text:p>
      <text:p text:style-name="P10"><text:span text:style-name="T3">Artigo 3° - </text:span><text:span text:style-name="T1">A atuação da CEEn limita-se ao exercício ético-legal dos profissionais da Enfermagem nas áreas de assistência, ensino, pesquisa e administração.</text:span></text:p>
      <text:p text:style-name="P10"><text:span text:style-name="T3">Parágrafo único: </text:span><text:span text:style-name="T1">A CEEn tem como finalidades: a orientação, a conscientização, o assessoramento, a emissão de pareceres e a averiguação de fatos relacionados ao exercício ético-profissional da categoria.</text:span></text:p>
      <text:p text:style-name="P10"><text:span text:style-name="T3">Artigo 4° - </text:span><text:span text:style-name="T1">A CEEn reger-se-á por este regimento, devidamente aprovado em assembleia da categoria e homologado pela Plenária do COREN/SC.</text:span></text:p>
      <text:p text:style-name="P13"/>
      <text:p text:style-name="P12">CAPÍTULO II – Dos objetivos</text:p>
      <text:p text:style-name="P10"><text:span text:style-name="T3">Artigo 5° - </text:span><text:span text:style-name="T1">A CEEn tem os seguintes objetivos:</text:span></text:p>
      <text:p text:style-name="P13"><text:tab/>I – Divulgar o Código de Ética dos Profissionais de Enfermagem e as demais normas disciplinares e éticas do exercício profissional.</text:p>
      <text:p text:style-name="P13"><text:tab/>II – Promover e/ou participar de atividades que visem a interpretação do Código de Ética e a sensibilização dos profissionais de Enfermagem em relação ao comportamento ético-profissional.</text:p>
      <text:p text:style-name="P13"><text:tab/>III – Promover e/ou participar de atividades multiprofissionais ligadas à ética.</text:p>
      <text:p text:style-name="P13"><text:tab/>IV – Assessorar e orientar a Gerência de Enfermagem, membros da equipe, clientes, familiares e demais interessados, sobre questões éticas e as implicações decorrentes de atitudes não éticas.</text:p>
      <text:p text:style-name="P13"><text:tab/>V – Verificas as condições oferecidas pela entidade para o desempenho profissional da categoria.</text:p>
      <text:p text:style-name="P13"><text:tab/>VI – Averiguar denúncias ou fatos não éticos, fazendo os devidos encaminhamentos.</text:p>
      <text:p text:style-name="P13"><text:tab/>VII – Apreciar e emitir parecer sobre questões ético-profissionais em projetos de ensino e pesquisa de Enfermagem.</text:p>
      <text:p text:style-name="P13"><text:soft-page-break/></text:p>
      <text:p text:style-name="P12">CAPÍTULO III – Da organização e composição</text:p>
      <text:p text:style-name="P10"><text:span text:style-name="T3">Artigo 6° - </text:span><text:span text:style-name="T1">A CEEn atende os profissionais da Enfermagem de todas as áreas de trabalho da entidade, no que se refere aos aspectos éticos do exercício da profissão.</text:span></text:p>
      <text:p text:style-name="P10"><text:span text:style-name="T3">Parágrafo único: </text:span><text:span text:style-name="T1">A observância das normas éticas estende-se aos atendentes de enfermagem ou assemelhados, devidamente autorizados pelo COREN/SC e que exerçam atividades na área de Enfermagem, embora não possam votar ou serem eleitos.</text:span></text:p>
      <text:p text:style-name="P10"><text:span text:style-name="T3">Artigo 7° - </text:span><text:span text:style-name="T1">A CEEn é constituída por Enfermeiro, Técnico de Enfermagem e Auxiliar de Enfermagem, em igual número, observando os seguintes critérios:</text:span></text:p>
      <text:p text:style-name="P13"><text:tab/>I – Ter, no mínimo, 1 (um) ano de efetivo exercício profissional.</text:p>
      <text:p text:style-name="P13"><text:tab/>II – Ter, no mínimo, 1 (um) ano de vínculo empregatício com a entidade.</text:p>
      <text:p text:style-name="P13"><text:tab/>III – Estar em pleno gozo dos direitos profissionais</text:p>
      <text:p text:style-name="P13"><text:tab/>IV – Inexistir condenação em processo ético, processo disciplinar, processo civil ou processo penal nos últimos 5 (cinco) anos.</text:p>
      <text:p text:style-name="P10"><text:span text:style-name="T3">Artigo 8° - </text:span><text:span text:style-name="T1">A CEEn será constituída por, no mínimo, 1 (um) Enfermeiro, 1 (um) Técnico de Enfermagem e 1 (um) Auxiliar de Enfermagem </text:span><text:span text:style-name="T3">efetivos</text:span><text:span text:style-name="T1"> e seus respectivos </text:span><text:span text:style-name="T3">suplentes</text:span><text:span text:style-name="T1">.</text:span></text:p>
      <text:p text:style-name="P10"><text:span text:style-name="T3">Parágrafo primeiro: </text:span><text:span text:style-name="T9">A CEEn será constituída por 1 (um) Enfermeiro e 2 (dois) Técnicos de Enfermagem </text:span><text:span text:style-name="T5">efetivos </text:span><text:span text:style-name="T9">e seus respectivos </text:span><text:span text:style-name="T5">suplentes</text:span><text:span text:style-name="T9">, </text:span><text:span text:style-name="T11">ou por 2 (dois) Enfermeiros e 1 (um) Técnico de Enfermagem </text:span><text:span text:style-name="T8">efetivos</text:span><text:span text:style-name="T11"> e seus respectivos </text:span><text:span text:style-name="T8">suplentes</text:span><text:span text:style-name="T11">, quando a instituição tiver em seu quadro de pessoal somente estes dois níveis profissionais com vínculo empregatício.</text:span></text:p>
      <text:p text:style-name="P10"><text:span text:style-name="T3">Parágrafo segundo: </text:span><text:span text:style-name="T1">A CEEn será constituída por 1 (um) Enfermeiro e 2 (dois) Auxiliares de Enfermagem </text:span><text:span text:style-name="T3">efetivos</text:span><text:span text:style-name="T1"> e seus respectivos </text:span><text:span text:style-name="T3">suplentes</text:span><text:span text:style-name="T1">, ou por 2 (dois) Enfermeiros e 1 (um) Auxiliar de Enfermagem </text:span><text:span text:style-name="T3">efetivos </text:span><text:span text:style-name="T1">e seus respectivos </text:span><text:span text:style-name="T3">suplentes</text:span><text:span text:style-name="T1">, quando a instituição tiver em seu quadro de pessoal somente estes dois níveis com vínculo empregatício.</text:span></text:p>
      <text:p text:style-name="P10"><text:span text:style-name="T3">Artigo 9° - </text:span><text:span text:style-name="T1">É incompatível a condição de membro da Comissão de Ética com a de Gerência do Órgão de Enfermagem.</text:span></text:p>
      <text:p text:style-name="P10"><text:span text:style-name="T3">Artigo 10° - </text:span><text:span text:style-name="T10">O mandato dos integrantes da CEEn é, no mínimo, de 2 (dois) anos</text:span><text:span text:style-name="T1">, sendo permitida a sua reeleição por igual período.</text:span></text:p>
      <text:p text:style-name="P10"><text:span text:style-name="T3">Parágrafo primeiro: </text:span><text:span text:style-name="T1">A cada eleição poderão permanecer 50% (cinquenta por cento) dos membros.</text:span></text:p>
      <text:p text:style-name="P10"><text:soft-page-break/><text:span text:style-name="T3">Parágrafo segundo: </text:span><text:span text:style-name="T1">Os 50% (cinquenta por cento) dos membros que optarem por permanecer na Comissão não concorrerão às eleições.</text:span></text:p>
      <text:p text:style-name="P10"><text:span text:style-name="T3">Artigo 11° - </text:span><text:span text:style-name="T1">O afastamento dos integrantes da CEEn poderá ocorrer por término de mandato, afastamento temporário, desistência ou destituição.</text:span></text:p>
      <text:p text:style-name="P10"><text:span text:style-name="T3">Parágrafo único: </text:span><text:span text:style-name="T1">Independente do tipo de afastamento, a Coordenação da CEEn comunicará o fato à Comissão de Ética do COREN/SC (CEC).</text:span></text:p>
      <text:p text:style-name="P10"><text:span text:style-name="T3">Artigo 12° - </text:span><text:span text:style-name="T1">Entende-se por </text:span><text:span text:style-name="T3">término de mandato, </text:span><text:span text:style-name="T1">quando os integrantes da Comissão concluírem os 2 (dois) anos de gestão.</text:span></text:p>
      <text:p text:style-name="P10"><text:span text:style-name="T3">Artigo 13° - </text:span><text:span text:style-name="T1">Entende-se por </text:span><text:span text:style-name="T3">afastamento temporário</text:span><text:span text:style-name="T1"> quando o integrante da Comissão afastar-se por tempo determinado, no máximo, por um período de 4 (quatro) meses, ou quando estiver sendo submetido a processo ético.</text:span></text:p>
      <text:p text:style-name="P10"><text:span text:style-name="T3">Parágrafo único: </text:span><text:span text:style-name="T1">A solicitação do </text:span><text:span text:style-name="T3">afastamento temporário </text:span><text:span text:style-name="T1">deverá ser encaminhada à Coordenação da CEEn, por escrito, com antecedência de 15 (quinze) dias.</text:span></text:p>
      <text:p text:style-name="P10"><text:span text:style-name="T3">Artigo 14° - </text:span><text:span text:style-name="T1">Entende-se por </text:span><text:span text:style-name="T3">desistência </text:span><text:span text:style-name="T1">a declinação de seu cargo por qualquer um dos integrantes da Comissão.</text:span></text:p>
      <text:p text:style-name="P10"><text:span text:style-name="T3">Parágrafo único: </text:span><text:span text:style-name="T1">A </text:span><text:span text:style-name="T3">desistência</text:span><text:span text:style-name="T1"> deverá ser comunicada, por escrito, à Coordenação da CEEn, com antecedência de 30 (trinta) dias.</text:span></text:p>
      <text:p text:style-name="P10"><text:span text:style-name="T3">Artigo 15° - </text:span><text:span text:style-name="T1">Entende-se por </text:span><text:span text:style-name="T3">destituição </text:span><text:span text:style-name="T1">o afastamento definitivo do integrante da CEEn, que se dará por decisão da Comissão, tomada em Reunião Ordinária, constando o fato em ata.</text:span></text:p>
      <text:p text:style-name="P10"><text:span text:style-name="T3">Parágrafo primeiro: </text:span><text:span text:style-name="T1">A destituição correrá nos seguintes casos:</text:span></text:p>
      <text:list xml:id="list3505370444" text:style-name="WW8Num5">
        <text:list-item>
          <text:p text:style-name="P18">Ausência, não justificada, em 4 (quatro) reuniões consecutivas.</text:p>
        </text:list-item>
        <text:list-item>
          <text:p text:style-name="P18">Não estar em pleno gozo dos seus direitos profissionais</text:p>
        </text:list-item>
        <text:list-item>
          <text:p text:style-name="P18">Ter sido condenado em processo ético, civil ou penal.</text:p>
        </text:list-item>
      </text:list>
      <text:p text:style-name="P10"><text:span text:style-name="T3">Parágrafo segundo: </text:span><text:span text:style-name="T1">A destituição implica na perda do direito a nova candidatura para integrar a CEEn.</text:span></text:p>
      <text:p text:style-name="P10"><text:span text:style-name="T3">Artigo 16° - </text:span><text:span text:style-name="T1">A substituição dos integrantes da CEEn se processará da seguinte maneira:</text:span></text:p>
      <text:p text:style-name="P10"><text:span text:style-name="T1"><text:tab/>I – A vacância por </text:span><text:span text:style-name="T3">término de mandato</text:span><text:span text:style-name="T1"> atenderá os critérios estabelecidos no artigo 7° deste regimento.</text:span></text:p>
      <text:p text:style-name="P10"><text:span text:style-name="T1"><text:tab/>II – Na vacância por </text:span><text:span text:style-name="T3">afastamento temporário, </text:span><text:span text:style-name="T1">a substituição será feita pelo respectivo suplente, sendo indicado um suplente em caráter temporário, se o afastamento ultrapassar a 30 (trinta) dias.</text:span></text:p>
      <text:p text:style-name="P10"><text:span text:style-name="T3">Parágrafo único: </text:span><text:span text:style-name="T10">A vaga de suplente em caráter temporário será preenchida:</text:span></text:p>
      <text:list xml:id="list1991145446" text:style-name="WW8Num3">
        <text:list-item>
          <text:p text:style-name="P20"><text:soft-page-break/>Pelo próximo candidato mais votado nas últimas eleições; e se não houver,</text:p>
        </text:list-item>
        <text:list-item>
          <text:p text:style-name="P20">Por escolha dos membros da CEEn</text:p>
        </text:list-item>
      </text:list>
      <text:p text:style-name="P15"><text:span text:style-name="T1">III – Na vacância por </text:span><text:span text:style-name="T3">desistência </text:span><text:span text:style-name="T1">ou por </text:span><text:span text:style-name="T3">destituição, </text:span><text:span text:style-name="T1">a substituição será feita pelo seu respectivo suplente que passará para efetivo, sendo chamado o candidato mais votado do respectivo nível profissional para integrar a Comissão como suplente e concluir o mandato do desistente ou destituído.</text:span></text:p>
      <text:p text:style-name="P10"><text:span text:style-name="T3">Parágrafo único: </text:span><text:span text:style-name="T1">Não havendo suplente eleito, será realizada nova eleição.</text:span></text:p>
      <text:p text:style-name="P10"><text:span text:style-name="T3">Artigo 17° - </text:span><text:span text:style-name="T10">A CEEn elegerá, entre seus membros efetivos, um Coordenador e um Secretário, que terão mandato de 01 (um) ano, podendo ser reconduzidos.</text:span></text:p>
      <text:p text:style-name="P10"><text:span text:style-name="T3">Parágrafo único: </text:span><text:span text:style-name="T1">A comissão poderá ser coordenada por qualquer um dos membros efetivos.</text:span></text:p>
      <text:p text:style-name="P10"><text:span text:style-name="T3">Artigo 18° - </text:span><text:span text:style-name="T10">A CEEn reunir-se-á ordinariamente, no mínimo, a cada 30 (dias)</text:span><text:span text:style-name="T1">, podendo ocorrer reuniões extraordinárias, convocadas pelo Coordenador, ou por autoconvocação pela maioria simples dos seus integrantes, ou pelo COREN/SC.</text:span></text:p>
      <text:p text:style-name="P10"><text:span text:style-name="T3">Parágrafo primeiro: </text:span><text:span text:style-name="T1">Na ausência do Coordenador, o Secretário coordenará a reunião, sendo escolhido “ad hoc” um substituto para secretariar.</text:span></text:p>
      <text:p text:style-name="P10"><text:span text:style-name="T3">Parágrafo segundo: </text:span><text:span text:style-name="T1">Na ausência do Secretário, será escolhido “ad hoc” um substituto para secretariar.</text:span></text:p>
      <text:p text:style-name="P10"><text:span text:style-name="T3">Parágrafo terceiro: </text:span><text:span text:style-name="T10">Serão lavradas atas de todas as reuniões da Comissão, constando a relação dos presentes, as justificativas dos ausentes, o registro das tomadas de decisões e os encaminhamentos a serem feitos.</text:span></text:p>
      <text:p text:style-name="P10"><text:span text:style-name="T20">Parágrafo quarto: </text:span><text:span text:style-name="T21">O quórum mínimo para as reuniões, verificado até 15 (quinze)</text:span><text:span text:style-name="T16"> </text:span><text:span text:style-name="T1">minutos após a hora marcada para o início das mesmas, é de maioria simples dos membros efetivos ou de seus suplentes quando na condição de substituto.</text:span></text:p>
      <text:p text:style-name="P10"><text:span text:style-name="T3">Parágrafo quinto: </text:span><text:span text:style-name="T1">Na ausência de quórum, a reunião será suspensa, sendo feita nova convocação.</text:span></text:p>
      <text:p text:style-name="P10"><text:span text:style-name="T3">Artigo 19° - </text:span><text:span text:style-name="T1">As decisões da CEEn serão tomadas por maioria simples de seus membros efetivos ou de seus suplentes, quando na condição de substituto.</text:span></text:p>
      <text:p text:style-name="P10"><text:span text:style-name="T3">Parágrafo primeiro: </text:span><text:span text:style-name="T10">Os membros efetivos terão direito a voz e voto.</text:span></text:p>
      <text:p text:style-name="P10"><text:span text:style-name="T3">Parágrafo segundo: </text:span><text:span text:style-name="T10">Os membros suplentes poderão participar de todas as reuniões com direito a voz e, nos casos em que estiverem substituindo um membro efetivo, terão direito a voto.</text:span></text:p>
      <text:p text:style-name="P10"><text:span text:style-name="T3">Parágrafo terceiro: </text:span><text:span text:style-name="T1">É indicada a participação dos membros suplentes em todas as reuniões, independente de estarem ou não substituindo membros efetivos.</text:span></text:p>
      <text:p text:style-name="P13"/>
      <text:p text:style-name="P14"><text:soft-page-break/>CAPÍTULO IV – Do processo eleitoral</text:p>
      <text:p text:style-name="P10"><text:span text:style-name="T3">Artigo 20° - </text:span><text:span text:style-name="T1">A convocação da eleição será realizada pela Gerência do Órgão de Enfermagem, em edital interno, no mínimo, com 45 (quarenta e cinco) dias antes da data da realização do pleito eleitoral.</text:span></text:p>
      <text:p text:style-name="P10"><text:span text:style-name="T3">Parágrafo único: </text:span><text:span text:style-name="T1">A Gerência do Órgão de Enfermagem deverá encaminhar cópia do edital de convocação da eleição, ao COREN/SC, no mesmo dia em que for publicado na entidade, juntamente com a relação dos Enfermeiros, Técnicos e Auxiliares de Enfermagem com vínculo empregatício na entidade, </text:span><text:span text:style-name="T3">acompanhados de seus respectivos números de inscrição no COREN/SC.</text:span></text:p>
      <text:p text:style-name="P10"><text:span text:style-name="T3">Artigo 21° - </text:span><text:span text:style-name="T1">A Gerência do Órgão de Enfermagem designará uma Comissão Eleitoral para conduzir todos os trabalhos de divulgação, organização, realização do pleito, apuração e divulgação dos resultados.</text:span></text:p>
      <text:p text:style-name="P10"><text:span text:style-name="T3">Parágrafo primeiro: </text:span><text:span text:style-name="T1">É incompatível a condição de membro da Comissão Eleitoral com a de candidato.</text:span></text:p>
      <text:p text:style-name="P10"><text:span text:style-name="T3">Parágrafo segundo: </text:span><text:span text:style-name="T1">A Comissão Eleitoral elegerá um Presidente e um Secretário entre os membros.</text:span></text:p>
      <text:p text:style-name="P10"><text:span text:style-name="T3">Artigo 22° - </text:span><text:span text:style-name="T9">O material necessário para o desenvolvimento dos trabalhos eleitorais será solicitado pela Comissão Eleitoral à Gerência do Órgão de Enfermagem da entidade.</text:span></text:p>
      <text:p text:style-name="P10"><text:span text:style-name="T3">Artigo 23° - </text:span><text:span text:style-name="T1">A escolha dos membros da CEEn será feita através de eleição direta e secreta, sendo os candidatos eleitos pelos seus pares por voto facultativo.</text:span></text:p>
      <text:p text:style-name="P10"><text:span text:style-name="T3">Artigo 24° - </text:span><text:span text:style-name="T1">Somente poderão votar os profissionais regularmente inscritos no COREN/SC e com vínculo empregatício com a entidade.</text:span></text:p>
      <text:p text:style-name="P10"><text:span text:style-name="T3">Artigo 25° - </text:span><text:span text:style-name="T9">O COREN/SC fornecerá à Comissão Eleitoral a relação dos profissionais de Enfermagem da entidade que estiverem devidamente inscritos e em condições de voar e serem votados.</text:span></text:p>
      <text:p text:style-name="P10"><text:span text:style-name="T3">Artigo 26° - </text:span><text:span text:style-name="T1">Os profissionais de Enfermagem deverão candidatar-se individualmente, </text:span><text:span text:style-name="T3">sem formação de chapas, </text:span><text:span text:style-name="T1">inscrevendo-se junto à Comissão Eleitoral, até 10 (dez) dias antes do pleito, apresentando um fiscal, se assim desejarem.</text:span></text:p>
      <text:p text:style-name="P10"><text:span text:style-name="T3">Artigo 27° - </text:span><text:span text:style-name="T1">O local para a realização do pleito será definido pela Comissão Eleitoral, de comum acordo com a Gerência do Órgão de Enfermagem.</text:span></text:p>
      <text:p text:style-name="P10"><text:span text:style-name="T3">Artigo 28° - </text:span><text:span text:style-name="T1">A eleição deverá ser realizada durante o horário de trabalho, respeitados os diferentes turnos.</text:span></text:p>
      <text:p text:style-name="P10"><text:soft-page-break/><text:span text:style-name="T3">Artigo 29° - </text:span><text:span text:style-name="T1">A eleição somente terá legitimidade se o número de votantes for, no mínimo, a metade mais um, por nível profissional e com vínculo empregatício com a entidade.</text:span></text:p>
      <text:p text:style-name="P10"><text:span text:style-name="T3">Parágrafo único: </text:span><text:span text:style-name="T1">Quando o número de votantes for inferior ou igual ao número de não votantes, deverá ocorrer um novo pleito no respectivo nível profissional.</text:span></text:p>
      <text:p text:style-name="P10"><text:span text:style-name="T3">Artigo 30° - </text:span><text:span text:style-name="T1">A apuração dos votos será realizada pela Comissão Eleitoral, na presença dos fiscais, se houverem, ou de outros interessados, imediatamente após o encerramento do pleito.</text:span></text:p>
      <text:p text:style-name="P10"><text:span text:style-name="T3">Artigo 31° - </text:span><text:span text:style-name="T1">Somente serão computadas as cédulas sem rasuras e os votos que não apresentem dúvidas ou dupla interpretação.</text:span></text:p>
      <text:p text:style-name="P10"><text:span text:style-name="T3">Artigo 32° - </text:span><text:span text:style-name="T1">Serão considerados eleitos, como membros efetivos, os candidatos que obtiverem maior número de votos, por nível profissional, seguido de seus membros suplentes na mesma ordem decrescente.</text:span></text:p>
      <text:p text:style-name="P10"><text:span text:style-name="T3">Parágrafo único: </text:span><text:span text:style-name="T1">Em caso de empate, assumirá o candidato eleito que tiver maior tempo de contrato de trabalho na entidade.</text:span></text:p>
      <text:p text:style-name="P10"><text:span text:style-name="T3">Artigo 33° - </text:span><text:span text:style-name="T9">Os candidatos que receberam votos, mas não foram eleitos como membros efetivos ou suplentes, deverão ser, também, relacionados por nível profissional na </text:span><text:span text:style-name="T6">ata da eleição</text:span><text:span text:style-name="T9"> e constar da lista dos resultados das eleições a ser encaminhada ao COREN/SC.</text:span></text:p>
      <text:p text:style-name="P10"><text:span text:style-name="T3">Parágrafo único: </text:span><text:span text:style-name="T1">Os candidatos indicados no caput deste artigo assumirão o mandato em caso de afastamento temporário, desistência ou destituição, segundo consta no Artigo 16, Incisos II e III.</text:span></text:p>
      <text:p text:style-name="P10"><text:span text:style-name="T3">Artigo 34° - </text:span><text:span text:style-name="T9">Todas as ocorrências referentes ao processo eleitoral serão </text:span><text:span text:style-name="T6">registradas em ata</text:span><text:span text:style-name="T9">, assinada pelo Presidente, pelo Secretário, pelos demais membros da Comissão Eleitoral e pelos fiscais, se houverem.</text:span></text:p>
      <text:p text:style-name="P10"><text:span text:style-name="T3">Parágrafo único: </text:span><text:span text:style-name="T1">O Presidente da Comissão Eleitoral encaminhará os resultados das eleições com a respectiva ata à Gerência do Órgão de Enfermagem, imediatamente após o término da apuração.</text:span></text:p>
      <text:p text:style-name="P10"><text:span text:style-name="T3">Artigo 35° - </text:span><text:span text:style-name="T18">A Gerência do Órgão de Enfermagem proclamará os resultados das eleições através de edital interno, no primeiro dia útil após o recebimento.</text:span></text:p>
      <text:p text:style-name="P10"><text:span text:style-name="T3">Artigo 36° - </text:span><text:span text:style-name="T1">Os recursos relativos ao pleito somente serão recebidos pela Comissão Eleitoral se entregues, por escrito, até 48 (quarenta e oito) horas após a publicação dos resultados pela Gerência do Órgão de Enfermagem.</text:span></text:p>
      <text:p text:style-name="P10"><text:span text:style-name="T3">Parágrafo primeiro: </text:span><text:span text:style-name="T1">O recurso será julgado pela Comissão eleitoral no prazo máximo de 05 (cinco) dias.</text:span></text:p>
      <text:p text:style-name="P10"><text:soft-page-break/><text:span text:style-name="T3">Parágrafo segundo: </text:span><text:span text:style-name="T1">Caso necessário, o recurso terá como segunda instância a Comissão de Ética do COREN/SC (CEC).</text:span></text:p>
      <text:p text:style-name="P10"><text:span text:style-name="T3">Artigo 37° - </text:span><text:span text:style-name="T18">A Gerência do Órgão de Enfermagem, no prazo de 15 (quinze) dias a contar da data do pleito, encaminhará, ao COREN/SC, a lista nominal de todos os votados.</text:span></text:p>
      <text:p text:style-name="P10"><text:span text:style-name="T3">Parágrafo único: </text:span><text:span text:style-name="T10">A listagem deverá informar:</text:span></text:p>
      <text:list xml:id="list2952435617" text:style-name="WW8Num2">
        <text:list-item>
          <text:p text:style-name="P21">O nome dos membros efetivos, seu nível profissional e o número de inscrição no COREN/SC.</text:p>
        </text:list-item>
        <text:list-item>
          <text:p text:style-name="P21">O nome dos membros suplentes, seu nível profissional e o número de inscrição no COREN/SC.</text:p>
        </text:list-item>
        <text:list-item>
          <text:p text:style-name="P21">O nome dos profissionais que receberam votos, seu nível de formação e o número de inscrição no COREN/SC, que não farão parte no primeiro momento da CEEn, mas que poderão ser convocados em caso de afastamento temporário, vacância por desistência ou por destituição de membros empossados.</text:p>
        </text:list-item>
      </text:list>
      <text:p text:style-name="P10"><text:span text:style-name="T3">Artigo 38° - </text:span><text:span text:style-name="T10">Somente após a homologação pelo Plenário do COREN/SC e a nomeação por Portaria emitida pelo seu Presidente, a CEEn estará oficialmente autorizada a iniciar as atividades neste regimento.</text:span></text:p>
      <text:p text:style-name="P13"/>
      <text:p text:style-name="P12">CAPÍTULO V – Das competências</text:p>
      <text:p text:style-name="P10"><text:span text:style-name="T3">Artigo 39° - </text:span><text:span text:style-name="T1">A CEEn tem as seguintes competências:</text:span></text:p>
      <text:p text:style-name="P13"><text:tab/>I – Divulgar os objetivos da CEEn.</text:p>
      <text:p text:style-name="P13"><text:tab/>II – Divulgar o Código de Ética dos Profissionais de Enfermagem e as demais normas disciplinares e éticas do exercício profissional.</text:p>
      <text:p text:style-name="P13"><text:tab/>III – Promover e /ou participar de reuniões, seminários ou atividades similares, que visem a interpretação do Código de Ética dos Profissionais de Enfermagem.</text:p>
      <text:p text:style-name="P13"><text:tab/>IV – Assessorar a Gerência do Órgão de Enfermagem da entidade nas questões éticas.</text:p>
      <text:p text:style-name="P13"><text:tab/>V – Orientar a equipe de Enfermagem sobre o comportamento ético-profissional e sobre as implicações decorrentes de atitudes não éticas.</text:p>
      <text:p text:style-name="P13"><text:tab/>VI – Orientar clientes, familiares e demais interessados sobre questões éticas relativas ao exercício profissional da Enfermagem.</text:p>
      <text:p text:style-name="P13"><text:tab/>VII – Promover e/ou participar de atividades multiprofissionais referentes à ética.</text:p>
      <text:p text:style-name="P13"><text:soft-page-break/><text:tab/>VIII – Apreciar e emitir parecer sobre questões éticas referentes à Enfermagem.</text:p>
      <text:p text:style-name="P13"><text:tab/>IX – Apreciar e emitir parecer sobre os aspectos éticos de projetos de ensino e de pesquisa da Enfermagem.</text:p>
      <text:p text:style-name="P13"><text:tab/>X – Zelar pelo exercício ético dos profissionais de Enfermagem.</text:p>
      <text:p text:style-name="P13"><text:tab/>XI – Averiguar:</text:p>
      <text:list xml:id="list221548097" text:style-name="WW8Num4">
        <text:list-item>
          <text:p text:style-name="P19">O exercício ético dos profissionais de Enfermagem.</text:p>
        </text:list-item>
        <text:list-item>
          <text:p text:style-name="P19">As condições oferecidas pela entidade e sua compatibilidade com o desempenho ético-profissional.</text:p>
        </text:list-item>
        <text:list-item>
          <text:p text:style-name="P19">A qualidade de atendimento dispensada à clientela pelos profissionais de Enfermagem.</text:p>
        </text:list-item>
      </text:list>
      <text:p text:style-name="P16">XII – Averiguar denúncias ou atitudes não éticas praticadas por profissionais de Enfermagem.</text:p>
      <text:p text:style-name="P16">XIII – Comunicar, por escrito, ao COREN/SC, as irregularidades ou infrações éticas detectadas.</text:p>
      <text:p text:style-name="P16">XIV – Encaminhar anualmente ao COREN/SC e à Gerência do Órgão de Enfermagem, o planejamento das atividades a serem desenvolvidas e o relatório das atividades do ano anterior até primeiro de março.</text:p>
      <text:p text:style-name="P16">XV – Solicitar assessoramento da Comissão de Ética do COREN/SC (CEC) em caso de necessidade.</text:p>
      <text:p text:style-name="P16">XVI – Cumprir e fazer cumprir as disposições deste regimento e da Decisão do COREN/SC n° 002 de 25 de janeiro de 2006.</text:p>
      <text:p text:style-name="P10"><text:span text:style-name="T3">Artigo 40° - </text:span><text:span text:style-name="T1">Compete ao Coordenador da CEEn:</text:span></text:p>
      <text:p text:style-name="P13"><text:tab/>I – Convocar e presidir as reuniões.</text:p>
      <text:p text:style-name="P13"><text:tab/>II – Propor a pauta da reunião.</text:p>
      <text:p text:style-name="P13"><text:tab/>III – Propor a redação de documentos que serão discutidos e submetidos à aprovação.</text:p>
      <text:p text:style-name="P13"><text:tab/>IV – Representar a CEEn junto ao Órgão de Enfermagem da entidade.</text:p>
      <text:p text:style-name="P13"><text:tab/>V – Representar ou indicar representante, onde se fizer necessária a presença ou a participação da CEEn.</text:p>
      <text:p text:style-name="P13"><text:tab/>VI – Encaminhar as decisões da CEEn, segundo a indicação.</text:p>
      <text:p text:style-name="P13"><text:tab/>VII – Elaborar, juntamente com os demais membros da Comissão, o planejamento e o relatório anuais, garantindo o envio de uma cópia, até o dia 01 (um) de março de cada ano, à Gerência do Órgão de Enfermagem e à Comissão de Ética do COREN/SC (CEC).</text:p>
      <text:p text:style-name="P13"><text:tab/>VIII – Representar o COREN/SC em eventos, segundo a solicitação.</text:p>
      <text:p text:style-name="P13"><text:soft-page-break/><text:tab/>IX – Cumprir e fazer cumprir as disposições deste regimento e as demais normas referentes ao exercício ético-profissional.</text:p>
      <text:p text:style-name="P10"><text:span text:style-name="T3">Artigo 41° - </text:span><text:span text:style-name="T1">Compete ao Secretário da CEEn:</text:span></text:p>
      <text:p text:style-name="P13"><text:tab/>I – Secretarias as reuniões da CEEN, redigindo atas e documentos.</text:p>
      <text:p text:style-name="P13"><text:tab/>II – Providenciar a reprodução de documentos.</text:p>
      <text:p text:style-name="P13"><text:tab/>III – Encaminhar o expediente da CEEn.</text:p>
      <text:p text:style-name="P13"><text:tab/>IV – Arquivar uma cópia de todos os documentos.</text:p>
      <text:p text:style-name="P13"><text:tab/>V – Elaborar, juntamente com os demais membros da Comissão, o planejamento e o relatório anuais.</text:p>
      <text:p text:style-name="P13"><text:tab/>VI – Presidir as reuniões nos impedimentos do Coordenador.</text:p>
      <text:p text:style-name="P13"><text:tab/>VII – Representar a CEEn nos impedimentos do Coordenador.</text:p>
      <text:p text:style-name="P13"><text:tab/>VIII – Cumprir e fazer cumprir as disposições deste regimento e as demais normas relativas ao exercício ético-profissional.</text:p>
      <text:p text:style-name="P10"><text:span text:style-name="T3">Artigo 42° - </text:span><text:span text:style-name="T1">Compete aos membros efetivos da CEEn:</text:span></text:p>
      <text:p text:style-name="P13"><text:tab/>I – Comparecer e participar das reuniões.</text:p>
      <text:p text:style-name="P13"><text:tab/>II – Emitir parecer sobre as questões propostas.</text:p>
      <text:p text:style-name="P13"><text:tab/>III – Participar de reuniões ou programações relacionadas à ética, promovidas pela CEEn ou por outras entidades.</text:p>
      <text:p text:style-name="P13"><text:tab/>IV – Representar a CEEn quando solicitado pelo Coordenador.</text:p>
      <text:p text:style-name="P13"><text:tab/>V – Participar, através de voto, das decisões a serem tomadas pela CEEn.</text:p>
      <text:p text:style-name="P13"><text:tab/>VI – Garantir a presença do suplente quando impedido de comparecer à reunião.</text:p>
      <text:p text:style-name="P13"><text:tab/>VII – Participar da elaboração do planejamento e relatório anuais.</text:p>
      <text:p text:style-name="P13"><text:tab/>VIII – Cumprir e fazer cumprir as disposições deste regimento e as demais normas relativas ao exercício ético-profissional.</text:p>
      <text:p text:style-name="P10"><text:span text:style-name="T3">Artigo 43° - </text:span><text:span text:style-name="T1">Compete aos membros suplentes do CEEn:</text:span></text:p>
      <text:p text:style-name="P13"><text:tab/>I – Substituir os respectivos membros efetivos nos seus impedimentos.</text:p>
      <text:p text:style-name="P13"><text:tab/>II – Participar das reuniões da CEEn.</text:p>
      <text:p text:style-name="P13"><text:tab/>III – Participar das atividades promovidas pela CEEn.</text:p>
      <text:p text:style-name="P13"><text:tab/>IV – Cumprir e fazer cumprir as disposições deste regimento e as demais normas relativas ao exercício ético-profissional.</text:p>
      <text:p text:style-name="P13"/>
      <text:p text:style-name="P12">CAPÍTULO VI – Das disposições gerais</text:p>
      <text:p text:style-name="P10"><text:span text:style-name="T3">Artigo 44° - </text:span><text:span text:style-name="T1">Este regimento poderá ser alterado por proposta da CEEn, da Gerência do Órgão de Enfermagem da entidade ou da Comissão de Ética do COREN/SC.</text:span></text:p>
      <text:p text:style-name="P10"><text:soft-page-break/><text:span text:style-name="T3">Parágrafo único: </text:span><text:span text:style-name="T1">A alteração será submetida à aprovação da Assembleia da categoria da entidade e à homologação da Plenária do COREN/SC.</text:span></text:p>
      <text:p text:style-name="P10"><text:span text:style-name="T3">Artigo 45° - </text:span><text:span text:style-name="T1">A Gerência do Órgão de Enfermagem da entidade, garantirá as condições necessárias para o desenvolvimento das atividades da CEEn.</text:span></text:p>
      <text:p text:style-name="P10"><text:span text:style-name="T3">Artigo 46° - </text:span><text:span text:style-name="T1">Os casos omissos serão decididos pela Plenária do COREN/SC.</text:span></text:p>
      <text:p text:style-name="P10"><text:span text:style-name="T3">Artigo 47° - </text:span><text:span text:style-name="T1">Esse modelo de regimento internou entrou em vigor na data da publicação da Decisão do COREN/SC 002 de 25 de janeiro de 2006.</text:span></text:p>
      <text:p text:style-name="P13"/>
      <text:p text:style-name="P12">Florianópolis, 14 de Janeiro de 2021.</text:p>
      <text:p text:style-name="P12"/>
      <text:p text:style-name="P12">Comissão de Regimento:</text:p>
      <text:p text:style-name="P13">Andreza Xavier da Silva – Enfermeira (COREN 96.492)</text:p>
      <text:p text:style-name="P13">Keyla Nara Martins Ishizawa – (COREN 387512)</text:p>
      <text:p text:style-name="P13">Leticia Alves Garvino – (COREN 1513781)</text:p>
      <text:p text:style-name="P13">Tatiane Aparecida Alves Silva – (COREN 131724)</text:p>
      <text:p text:style-name="P13">Renata Rodrigues Marques – (COREN 1248110)</text:p>
      <text:p text:style-name="P13">Gabriele Bade – (COREN 257154)</text:p>
      <text:p text:style-name="P13">Taise Bettio Leindecker – (COREN 460676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Heading_20_1" style:display-name="Heading 1" style:family="paragraph" style:parent-style-name="Index_20_1" style:next-style-name="Standard_20__28_user_29_" style:default-outline-level="1" style:class="text">
      <style:paragraph-properties fo:margin-top="0.423cm" fo:margin-bottom="0.106cm" style:contextual-spacing="false" fo:orphans="2" fo:widows="2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style:font-name-complex="Mangal" style:font-family-complex="Mangal" style:font-family-generic-complex="roman" style:font-pitch-complex="variable" style:font-size-complex="10.5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able_20_Contents_20__28_user_29_" style:display-name="Table Contents (user)" style:family="paragraph" style:parent-style-name="Standard">
      <style:paragraph-properties fo:orphans="2" fo:widows="2" text:number-lines="false" text:line-number="0"/>
      <style:text-properties fo:color="#00000a" loext:opacity="100%" style:font-name="Calibri" fo:font-family="Calibri" style:font-family-generic="swiss" style:font-pitch="variable" fo:font-size="11pt" style:font-name-asian="SimSun" style:font-family-asian="SimSun, 宋体" style:font-pitch-asian="variable" style:font-size-asian="11pt" style:font-name-complex="Mangal" style:font-family-complex="Mangal" style:font-family-generic-complex="roman" style:font-pitch-complex="variable" style:font-size-complex="11pt" style:language-complex="ar" style:country-complex="SA"/>
    </style:style>
    <style:style style:name="Footer" style:family="paragraph" style:parent-style-name="Standard" style:class="extra">
      <style:text-properties style:font-name-complex="Mangal" style:font-family-complex="Mangal" style:font-family-generic-complex="roman" style:font-pitch-complex="variable" style:font-size-complex="10.5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Texto_20_de_20_comentário" style:display-name="Texto de comentário" style:family="paragraph" style:parent-style-name="Standard">
      <style:paragraph-properties fo:margin-top="0cm" fo:margin-bottom="0.353cm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0pt" style:letter-kerning="false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 style:vertical-align="auto"/>
      <style:text-properties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text-position="0% 100%" fo:font-size="10pt" style:font-size-asian="10pt" style:font-size-complex="10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text-position="0% 100%" fo:font-size="10pt" style:font-size-asian="10pt" style:font-size-complex="10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00" loext:opacity="100%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Fonte_20_parág._20_padrão" style:display-name="Fonte parág. padrão" style:family="text"/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Page_20_Number" style:display-name="Page Number" style:family="text" style:parent-style-name="Fonte_20_parág._20_padrão"/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letter-kerning="true" style:font-name-asian="Arial Unicode MS" style:font-family-asian="'Arial Unicode MS'" style:font-family-generic-asian="swiss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pple-converted-space" style:family="text"/>
    <style:style style:name="object" style:family="text" style:parent-style-name="Fonte_20_parág._20_padrão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2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787cm" table:align="center" style:writing-mode="lr-tb"/>
    </style:style>
    <style:style style:name="Tabela1.A" style:family="table-column">
      <style:table-column-properties style:column-width="5.145cm"/>
    </style:style>
    <style:style style:name="Tabela1.B" style:family="table-column">
      <style:table-column-properties style:column-width="4.163cm"/>
    </style:style>
    <style:style style:name="Tabela1.C" style:family="table-column">
      <style:table-column-properties style:column-width="2.334cm"/>
    </style:style>
    <style:style style:name="Tabela1.D" style:family="table-column">
      <style:table-column-properties style:column-width="1.461cm"/>
    </style:style>
    <style:style style:name="Tabela1.E" style:family="table-column">
      <style:table-column-properties style:column-width="3.609cm"/>
    </style:style>
    <style:style style:name="Tabela1.F" style:family="table-column">
      <style:table-column-properties style:column-width="0.0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ela1.F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ela1.2" style:family="table-row">
      <style:table-row-properties fo:keep-together="always"/>
    </style:style>
    <style:style style:name="Tabela1.C2" style:family="table-cell">
      <style:table-cell-properties style:vertical-align="bottom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style:font-name="Verdana" fo:language="none" fo:country="none" style:language-asian="none" style:country-asian="none" style:font-name-complex="Verdana"/>
    </style:style>
    <style:style style:name="MP2" style:family="paragraph" style:parent-style-name="Header">
      <style:paragraph-properties fo:text-align="center" style:justify-single-word="false"/>
      <style:text-properties style:font-name="Verdana" fo:font-size="13pt" fo:font-weight="bold" style:font-size-asian="13pt" style:font-weight-asian="bold" style:font-name-complex="Verdana" style:font-size-complex="13pt"/>
    </style:style>
    <style:style style:name="MP3" style:family="paragraph" style:parent-style-name="Header">
      <style:paragraph-properties fo:text-align="end" style:justify-single-word="false" style:snap-to-layout-grid="false"/>
      <style:text-properties style:font-name="Verdana" fo:font-size="13pt" fo:font-weight="bold" style:font-size-asian="13pt" style:font-weight-asian="bold" style:font-name-complex="Verdana" style:font-size-complex="13pt"/>
    </style:style>
    <style:style style:name="MP4" style:family="paragraph" style:parent-style-name="Header">
      <style:paragraph-properties style:snap-to-layout-grid="false"/>
      <style:text-properties style:font-name="Verdana" fo:font-weight="bold" style:font-weight-asian="bold" style:font-name-complex="Verdana" style:font-size-complex="11pt"/>
    </style:style>
    <style:style style:name="MP5" style:family="paragraph" style:parent-style-name="Header">
      <style:paragraph-properties fo:text-align="center" style:justify-single-word="false"/>
      <style:text-properties style:font-name="Verdana" fo:font-size="11pt" fo:font-weight="bold" style:font-size-asian="11pt" style:font-weight-asian="bold" style:font-name-complex="Verdana" style:font-size-complex="11pt"/>
    </style:style>
    <style:style style:name="MP6" style:family="paragraph" style:parent-style-name="Header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Standard_20__28_user_29_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1.5pt solid #000000" style:shadow="none" style:writing-mode="lr-tb"/>
      <style:text-properties style:font-name="Verdana" fo:font-size="10pt" fo:font-weight="bold" style:font-size-asian="10pt" style:font-weight-asian="bold" style:font-name-complex="Verdana" style:font-size-complex="10pt"/>
    </style:style>
    <style:style style:name="MT1" style:family="text">
      <style:text-properties style:font-name="Verdana" fo:font-size="10pt" style:font-size-asian="10pt" style:font-name-complex="Verdana" style:font-size-complex="10pt"/>
    </style:style>
    <style:style style:name="MT2" style:family="text">
      <style:text-properties style:font-name="Verdana" fo:font-size="9pt" style:font-size-asian="9pt" style:font-name-complex="Verdana" style:font-size-complex="9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2cm, 0.3cm, -0.002cm, 0.268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row table:style-name="Tabela1.1">
            <table:table-cell table:style-name="Tabela1.A1" office:value-type="string">
              <text:p text:style-name="MP1"><draw:frame draw:style-name="Mfr1" draw:name="Figura1" text:anchor-type="char" svg:x="-0.762cm" svg:y="-0.601cm" svg:width="4.357cm" svg:height="1.268cm" draw:z-index="9"><draw:image xlink:href="Pictures/10000000000001B10000006C2E412486646EC8C3.jpg" xlink:type="simple" xlink:show="embed" xlink:actuate="onLoad" draw:mime-type="image/jpeg"/></draw:frame></text:p>
            </table:table-cell>
            <table:table-cell table:style-name="Tabela1.A1" table:number-columns-spanned="2" office:value-type="string">
              <text:p text:style-name="MP2">REGIMENTO INTERNO</text:p>
              <text:p text:style-name="MP2"/>
            </table:table-cell>
            <table:covered-table-cell/>
            <table:table-cell table:style-name="Tabela1.A1" table:number-columns-spanned="2" office:value-type="string">
              <text:p text:style-name="MP3"/>
            </table:table-cell>
            <table:covered-table-cell/>
            <table:table-cell table:style-name="Tabela1.F1" office:value-type="string">
              <text:p text:style-name="MP3"/>
            </table:table-cell>
          </table:table-row>
          <table:table-row table:style-name="Tabela1.2">
            <table:table-cell table:style-name="Tabela1.F1" table:number-rows-spanned="3" table:number-columns-spanned="2" office:value-type="string">
              <text:p text:style-name="MP4"/>
              <text:p text:style-name="MP5">Comissão de Ética de Enfermagem (CEEn)</text:p>
            </table:table-cell>
            <table:covered-table-cell/>
            <table:table-cell table:style-name="Tabela1.C2" table:number-columns-spanned="2" office:value-type="string">
              <text:p text:style-name="MP6">Páginas:</text:p>
            </table:table-cell>
            <table:covered-table-cell/>
            <table:table-cell table:style-name="Tabela1.C2" table:number-columns-spanned="2" office:value-type="string">
              <text:p text:style-name="MP7"><text:span text:style-name="Page_20_Number"><text:span text:style-name="MT1"><text:page-number text:select-page="current">10</text:page-number></text:span></text:span><text:span text:style-name="Page_20_Number"><text:span text:style-name="MT1">/</text:span></text:span><text:span text:style-name="Page_20_Number"><text:span text:style-name="MT1"><text:page-count style:num-format="1">10</text:page-count></text:span></text:span></text:p>
            </table:table-cell>
            <table:covered-table-cell/>
          </table:table-row>
          <table:table-row table:style-name="Tabela1.2">
            <table:covered-table-cell/>
            <table:covered-table-cell/>
            <table:table-cell table:style-name="Tabela1.F1" table:number-columns-spanned="2" office:value-type="string">
              <text:p text:style-name="MP6">Código de acesso:</text:p>
            </table:table-cell>
            <table:covered-table-cell/>
            <table:table-cell table:style-name="Tabela1.F1" table:number-columns-spanned="2" office:value-type="string">
              <text:p text:style-name="MP7"><text:span text:style-name="Page_20_Number"><text:span text:style-name="MT2">XXX XXX 001</text:span></text:span></text:p>
            </table:table-cell>
            <table:covered-table-cell/>
          </table:table-row>
          <table:table-row table:style-name="Tabela1.2">
            <table:covered-table-cell/>
            <table:covered-table-cell/>
            <table:table-cell table:style-name="Tabela1.F1" table:number-columns-spanned="2" office:value-type="string">
              <text:p text:style-name="MP6">Versão:</text:p>
            </table:table-cell>
            <table:covered-table-cell/>
            <table:table-cell table:style-name="Tabela1.F1" table:number-columns-spanned="2" office:value-type="string">
              <text:p text:style-name="MP7"><text:span text:style-name="Page_20_Number"><text:span text:style-name="MT2">00</text:span></text:span></text:p>
            </table:table-cell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berta Luiza Salum</meta:initial-creator>
    <meta:creation-date>2018-10-05T16:03:00</meta:creation-date>
    <dc:date>2021-07-20T12:26:25.429000000</dc:date>
    <meta:editing-cycles>7</meta:editing-cycles>
    <meta:editing-duration>P15DT8H52M14S</meta:editing-duration>
    <meta:print-date>1995-11-21T17:41:00</meta:print-date>
    <meta:generator>LibreOffice/7.0.0.3$Windows_X86_64 LibreOffice_project/8061b3e9204bef6b321a21033174034a5e2ea88e</meta:generator>
    <meta:document-statistic meta:table-count="1" meta:image-count="1" meta:object-count="0" meta:page-count="10" meta:paragraph-count="173" meta:word-count="2986" meta:character-count="19369" meta:non-whitespace-character-count="16442"/>
  </office:meta>
</office:document-meta>
</file>